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2.938cm" style:type="center"/>
          <style:tab-stop style:position="25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85</dc:date><text:p text:style-name="P2"><text:span text:style-name="T1">do text</text:span></text:p><text:p text:style-name="P2"><text:span text:style-name="T1">from html(self.body(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938cm" style:type="center"/>
          <style:tab-stop style:position="25.698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1-09-30T23:57:51.25</dc:date>
    <dc:creator>Luc Saffre</dc:creator>
    <meta:editing-duration>PT9M56S</meta:editing-duration>
    <meta:editing-cycles>5</meta:editing-cycles>
    <meta:generator>LibreOffice/3.4$Win32 LibreOffice_project/340m1$Build-12</meta:generator>
    <meta:document-statistic meta:table-count="0" meta:image-count="0" meta:object-count="0" meta:page-count="1" meta:paragraph-count="0" meta:word-count="6" meta:character-count="25" meta:non-whitespace-character-count="20"/>
  </office:meta>
</office:document-meta>
</file>